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1.763cm" fo:margin-left="2.736cm" table:align="left" style:writing-mode="rl-tb"/>
    </style:style>
    <style:style style:name="Tableau1.A" style:family="table-column">
      <style:table-column-properties style:column-width="5.995cm"/>
    </style:style>
    <style:style style:name="Tableau1.B" style:family="table-column">
      <style:table-column-properties style:column-width="5.7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990066" fo:font-size="16pt" fo:font-weight="bold" officeooo:rsid="001151e7" officeooo:paragraph-rsid="001151e7" style:font-size-asian="16pt" style:font-weight-asian="bold" style:font-name-complex="Arial" style:font-size-complex="16pt" style:font-weight-complex="bold"/>
    </style:style>
    <style:style style:name="P2" style:family="paragraph" style:parent-style-name="Standard">
      <style:paragraph-properties fo:text-align="end" style:justify-single-word="false" style:writing-mode="rl-tb"/>
      <style:text-properties fo:color="#000000" fo:font-size="14pt" fo:font-weight="normal" officeooo:rsid="001151e7" officeooo:paragraph-rsid="001151e7" style:font-size-asian="12.25pt" style:font-weight-asian="normal" style:font-name-complex="Arial" style:font-size-complex="14pt" style:font-weight-complex="normal"/>
    </style:style>
    <style:style style:name="P3" style:family="paragraph" style:parent-style-name="Standard">
      <style:paragraph-properties fo:text-align="end" style:justify-single-word="false" style:writing-mode="rl-tb"/>
      <style:text-properties fo:color="#000000" fo:font-size="14pt" style:text-underline-style="solid" style:text-underline-width="auto" style:text-underline-color="font-color" fo:font-weight="bold" officeooo:rsid="001151e7" officeooo:paragraph-rsid="001151e7" style:font-size-asian="12.25pt" style:font-weight-asian="bold" style:font-name-complex="Arial" style:font-size-complex="14pt" style:font-weight-complex="bold"/>
    </style:style>
    <style:style style:name="P4" style:family="paragraph" style:parent-style-name="Standard">
      <style:paragraph-properties fo:text-align="end" style:justify-single-word="false" style:writing-mode="rl-tb"/>
      <style:text-properties fo:color="#000000" fo:font-size="14pt" style:text-underline-style="solid" style:text-underline-width="auto" style:text-underline-color="font-color" fo:font-weight="bold" officeooo:rsid="0011c453" officeooo:paragraph-rsid="0011c453" style:font-size-asian="12.25pt" style:font-weight-asian="bold" style:font-name-complex="Arial" style:font-size-complex="14pt" style:font-weight-complex="bold"/>
    </style:style>
    <style:style style:name="P5" style:family="paragraph" style:parent-style-name="Standard">
      <style:paragraph-properties fo:text-align="end" style:justify-single-word="false" style:writing-mode="rl-tb"/>
      <style:text-properties fo:color="#000000" fo:font-size="14pt" style:text-underline-style="none" fo:font-weight="normal" officeooo:rsid="001151e7" officeooo:paragraph-rsid="001151e7" style:font-size-asian="12.25pt" style:font-weight-asian="normal" style:font-name-complex="Arial" style:font-size-complex="14pt" style:font-weight-complex="normal"/>
    </style:style>
    <style:style style:name="P6" style:family="paragraph" style:parent-style-name="Standard">
      <style:paragraph-properties fo:text-align="end" style:justify-single-word="false" style:writing-mode="rl-tb"/>
      <style:text-properties fo:color="#000000" fo:font-size="14pt" style:text-underline-style="none" fo:font-weight="normal" officeooo:rsid="0011c453" officeooo:paragraph-rsid="0011c453" style:font-size-asian="12.25pt" style:font-weight-asian="normal" style:font-name-complex="Arial" style:font-size-complex="14pt" style:font-weight-complex="normal"/>
    </style:style>
    <style:style style:name="P7" style:family="paragraph" style:parent-style-name="Standard">
      <style:paragraph-properties fo:text-align="end" style:justify-single-word="false" style:writing-mode="rl-tb"/>
      <style:text-properties fo:color="#000000" fo:font-size="14pt" fo:language="es" fo:country="ES" style:text-underline-style="none" fo:font-weight="normal" officeooo:rsid="0011c453" officeooo:paragraph-rsid="00125130" style:font-size-asian="12.25pt" style:font-weight-asian="normal" style:font-name-complex="Arial" style:font-size-complex="14pt" style:font-weight-complex="normal"/>
    </style:style>
    <style:style style:name="P8" style:family="paragraph" style:parent-style-name="Standard">
      <style:paragraph-properties fo:text-align="end" style:justify-single-word="false" style:writing-mode="rl-tb"/>
      <style:text-properties fo:color="#000000" fo:font-size="14pt" fo:language="es" fo:country="ES" style:text-underline-style="none" fo:font-weight="normal" officeooo:rsid="00125130" officeooo:paragraph-rsid="00125130" style:font-size-asian="12.25pt" style:font-weight-asian="normal" style:font-name-complex="Arial" style:font-size-complex="14pt" style:font-weight-complex="normal"/>
    </style:style>
    <style:style style:name="P9" style:family="paragraph" style:parent-style-name="Standard">
      <style:paragraph-properties fo:text-align="end" style:justify-single-word="false" style:writing-mode="rl-tb"/>
      <style:text-properties fo:color="#000000" fo:font-size="14pt" fo:language="es" fo:country="ES" style:text-underline-style="none" fo:font-weight="normal" officeooo:rsid="00125595" officeooo:paragraph-rsid="00125595" style:font-size-asian="12.25pt" style:font-weight-asian="normal" style:font-name-complex="Arial" style:font-size-complex="14pt" style:font-weight-complex="normal"/>
    </style:style>
    <style:style style:name="P10" style:family="paragraph" style:parent-style-name="Standard">
      <style:paragraph-properties fo:text-align="end" style:justify-single-word="false" style:writing-mode="rl-tb"/>
      <style:text-properties fo:color="#000000" fo:font-size="14pt" fo:language="es" fo:country="ES" style:text-underline-style="none" fo:font-weight="normal" officeooo:rsid="00125595" officeooo:paragraph-rsid="00125595" style:font-size-asian="12.25pt" style:font-weight-asian="normal" style:font-name-complex="Arial" style:font-size-complex="14pt" style:language-complex="ar" style:country-complex="MA" style:font-weight-complex="normal"/>
    </style:style>
    <style:style style:name="P11" style:family="paragraph" style:parent-style-name="Standard">
      <style:paragraph-properties fo:text-align="end" style:justify-single-word="false" style:writing-mode="rl-tb"/>
      <style:text-properties fo:color="#000000" fo:font-size="14pt" fo:language="es" fo:country="ES" style:text-underline-style="none" fo:font-weight="normal" officeooo:rsid="001258b2" officeooo:paragraph-rsid="0013a69f" style:font-size-asian="12.25pt" style:font-weight-asian="normal" style:font-name-complex="Arial" style:font-size-complex="14pt" style:language-complex="ar" style:country-complex="MA" style:font-weight-complex="normal"/>
    </style:style>
    <style:style style:name="P12" style:family="paragraph" style:parent-style-name="Standard">
      <style:paragraph-properties fo:text-align="end" style:justify-single-word="false" style:writing-mode="rl-tb"/>
      <style:text-properties fo:color="#000000" fo:font-size="14pt" fo:language="es" fo:country="ES" style:text-underline-style="none" fo:font-weight="normal" officeooo:rsid="0013a69f" officeooo:paragraph-rsid="0013a69f" style:font-size-asian="12.25pt" style:font-weight-asian="normal" style:font-name-complex="Arial" style:font-size-complex="14pt" style:language-complex="ar" style:country-complex="MA" style:font-weight-complex="normal"/>
    </style:style>
    <style:style style:name="P13" style:family="paragraph" style:parent-style-name="Standard">
      <style:paragraph-properties fo:text-align="end" style:justify-single-word="false" style:writing-mode="rl-tb"/>
      <style:text-properties fo:color="#000000" fo:font-size="14pt" fo:language="es" fo:country="ES" style:text-underline-style="none" fo:font-weight="normal" officeooo:rsid="0014d943" officeooo:paragraph-rsid="0014d943" style:font-size-asian="12.25pt" style:font-weight-asian="normal" style:font-name-complex="Arial" style:font-size-complex="14pt" style:language-complex="ar" style:country-complex="MA" style:font-weight-complex="normal"/>
    </style:style>
    <style:style style:name="P14" style:family="paragraph" style:parent-style-name="Standard">
      <style:paragraph-properties fo:text-align="end" style:justify-single-word="false" style:writing-mode="rl-tb"/>
      <style:text-properties fo:color="#000000" fo:font-size="14pt" fo:language="es" fo:country="ES" style:text-underline-style="none" fo:font-weight="normal" officeooo:rsid="00159f96" officeooo:paragraph-rsid="0017545e" style:font-size-asian="12.25pt" style:font-weight-asian="normal" style:font-name-complex="Arial" style:font-size-complex="14pt" style:language-complex="ar" style:country-complex="MA" style:font-weight-complex="normal"/>
    </style:style>
    <style:style style:name="P15" style:family="paragraph" style:parent-style-name="Standard" style:list-style-name="L1">
      <style:paragraph-properties fo:text-align="end" style:justify-single-word="false" style:writing-mode="rl-tb"/>
      <style:text-properties fo:color="#000000" fo:font-size="14pt" fo:language="es" fo:country="ES" style:text-underline-style="none" fo:font-weight="normal" officeooo:rsid="0014d943" officeooo:paragraph-rsid="0014d943" style:font-size-asian="12.25pt" style:font-weight-asian="normal" style:font-name-complex="Arial" style:font-size-complex="14pt" style:language-complex="ar" style:country-complex="MA" style:font-weight-complex="normal"/>
    </style:style>
    <style:style style:name="P16" style:family="paragraph" style:parent-style-name="Standard" style:list-style-name="L1">
      <style:paragraph-properties fo:text-align="end" style:justify-single-word="false" style:writing-mode="rl-tb"/>
      <style:text-properties fo:color="#000000" fo:font-size="14pt" fo:language="es" fo:country="ES" style:text-underline-style="none" fo:font-weight="normal" officeooo:rsid="00159f96" officeooo:paragraph-rsid="0017545e" style:font-size-asian="12.25pt" style:font-weight-asian="normal" style:font-name-complex="Arial" style:font-size-complex="14pt" style:language-complex="ar" style:country-complex="MA" style:font-weight-complex="normal"/>
    </style:style>
    <style:style style:name="P17" style:family="paragraph" style:parent-style-name="Standard">
      <style:paragraph-properties fo:text-align="end" style:justify-single-word="false" style:writing-mode="rl-tb"/>
      <style:text-properties fo:color="#000000" officeooo:rsid="0020e90c" officeooo:paragraph-rsid="0020e90c"/>
    </style:style>
    <style:style style:name="P18" style:family="paragraph" style:parent-style-name="Standard">
      <style:paragraph-properties fo:text-align="end" style:justify-single-word="false" style:writing-mode="rl-tb"/>
      <style:text-properties fo:color="#000000" officeooo:rsid="0020e90c" officeooo:paragraph-rsid="00232485"/>
    </style:style>
    <style:style style:name="P19" style:family="paragraph" style:parent-style-name="Standard">
      <style:paragraph-properties fo:text-align="end" style:justify-single-word="false" style:writing-mode="rl-tb"/>
      <style:text-properties fo:color="#000000" officeooo:rsid="0024efd7" officeooo:paragraph-rsid="0024efd7"/>
    </style:style>
    <style:style style:name="P20" style:family="paragraph" style:parent-style-name="Standard">
      <style:paragraph-properties fo:text-align="end" style:justify-single-word="false" style:writing-mode="rl-tb"/>
      <style:text-properties fo:color="#000000" officeooo:rsid="0024efd7" officeooo:paragraph-rsid="0026cfb0"/>
    </style:style>
    <style:style style:name="P21" style:family="paragraph" style:parent-style-name="Standard">
      <style:paragraph-properties fo:text-align="end" style:justify-single-word="false" style:writing-mode="rl-tb"/>
      <style:text-properties fo:color="#000000" officeooo:rsid="0024efd7" officeooo:paragraph-rsid="0027a3d4"/>
    </style:style>
    <style:style style:name="P22" style:family="paragraph" style:parent-style-name="Standard">
      <style:paragraph-properties fo:text-align="end" style:justify-single-word="false" style:writing-mode="rl-tb"/>
      <style:text-properties fo:color="#000000" officeooo:rsid="0024efd7" officeooo:paragraph-rsid="0029a213"/>
    </style:style>
    <style:style style:name="P23" style:family="paragraph" style:parent-style-name="Standard">
      <style:paragraph-properties fo:text-align="end" style:justify-single-word="false" style:writing-mode="rl-tb"/>
      <style:text-properties fo:color="#000000" officeooo:rsid="002ae5c8" officeooo:paragraph-rsid="002ae5c8"/>
    </style:style>
    <style:style style:name="P24" style:family="paragraph" style:parent-style-name="Standard">
      <style:paragraph-properties fo:text-align="end" style:justify-single-word="false" style:writing-mode="rl-tb"/>
      <style:text-properties fo:color="#000000" fo:font-weight="bold" officeooo:rsid="002ae5c8" officeooo:paragraph-rsid="002ae5c8" style:font-weight-asian="bold" style:font-weight-complex="bold"/>
    </style:style>
    <style:style style:name="P25" style:family="paragraph" style:parent-style-name="Standard">
      <style:paragraph-properties fo:text-align="end" style:justify-single-word="false" style:writing-mode="rl-tb"/>
      <style:text-properties officeooo:paragraph-rsid="001a9512"/>
    </style:style>
    <style:style style:name="P26" style:family="paragraph" style:parent-style-name="Standard" style:list-style-name="L1">
      <style:paragraph-properties fo:text-align="end" style:justify-single-word="false" style:writing-mode="rl-tb"/>
      <style:text-properties officeooo:paragraph-rsid="001a9512"/>
    </style:style>
    <style:style style:name="P27" style:family="paragraph" style:parent-style-name="Standard">
      <style:paragraph-properties fo:text-align="end" style:justify-single-word="false" style:writing-mode="rl-tb"/>
      <style:text-properties officeooo:paragraph-rsid="001fcc42"/>
    </style:style>
    <style:style style:name="P28" style:family="paragraph" style:parent-style-name="Standard" style:list-style-name="L1">
      <style:paragraph-properties fo:text-align="end" style:justify-single-word="false" style:writing-mode="rl-tb"/>
      <style:text-properties officeooo:rsid="001b516b" officeooo:paragraph-rsid="001ced3b"/>
    </style:style>
    <style:style style:name="P29" style:family="paragraph" style:parent-style-name="Standard">
      <style:paragraph-properties fo:text-align="end" style:justify-single-word="false" style:writing-mode="rl-tb"/>
      <style:text-properties officeooo:rsid="001b516b" officeooo:paragraph-rsid="001ced3b"/>
    </style:style>
    <style:style style:name="P30"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1b516b" officeooo:paragraph-rsid="001ced3b" style:font-weight-asian="bold" style:font-weight-complex="bold"/>
    </style:style>
    <style:style style:name="P31" style:family="paragraph" style:parent-style-name="Standard">
      <style:paragraph-properties fo:text-align="end" style:justify-single-word="false" style:writing-mode="rl-tb"/>
      <style:text-properties officeooo:rsid="001ced3b" officeooo:paragraph-rsid="001ced3b"/>
    </style:style>
    <style:style style:name="P32" style:family="paragraph" style:parent-style-name="Standard">
      <style:paragraph-properties fo:text-align="end" style:justify-single-word="false" style:writing-mode="rl-tb"/>
      <style:text-properties fo:color="#0000cc" officeooo:rsid="001ced3b" officeooo:paragraph-rsid="001ced3b"/>
    </style:style>
    <style:style style:name="P33" style:family="paragraph" style:parent-style-name="Standard">
      <style:paragraph-properties fo:text-align="end" style:justify-single-word="false" style:writing-mode="rl-tb"/>
      <style:text-properties fo:color="#0000cc" officeooo:rsid="001e89d0" officeooo:paragraph-rsid="001e89d0"/>
    </style:style>
    <style:style style:name="P34" style:family="paragraph" style:parent-style-name="Standard">
      <style:paragraph-properties fo:text-align="end" style:justify-single-word="false" style:writing-mode="rl-tb"/>
      <style:text-properties fo:color="#0000cc" officeooo:rsid="0020e90c" officeooo:paragraph-rsid="0020e90c"/>
    </style:style>
    <style:style style:name="P35" style:family="paragraph" style:parent-style-name="Standard">
      <style:paragraph-properties fo:text-align="end" style:justify-single-word="false" style:writing-mode="rl-tb"/>
      <style:text-properties fo:color="#0000cc" officeooo:rsid="0024efd7" officeooo:paragraph-rsid="0024efd7"/>
    </style:style>
    <style:style style:name="P36" style:family="paragraph" style:parent-style-name="Standard">
      <style:paragraph-properties fo:text-align="end" style:justify-single-word="false" style:writing-mode="rl-tb"/>
      <style:text-properties officeooo:rsid="001e89d0" officeooo:paragraph-rsid="001e89d0"/>
    </style:style>
    <style:style style:name="P37" style:family="paragraph" style:parent-style-name="Standard">
      <style:paragraph-properties fo:text-align="end" style:justify-single-word="false" style:writing-mode="rl-tb"/>
      <style:text-properties officeooo:rsid="001e89d0" officeooo:paragraph-rsid="0020e90c"/>
    </style:style>
    <style:style style:name="P38" style:family="paragraph" style:parent-style-name="Table_20_Contents">
      <style:paragraph-properties fo:text-align="center" style:justify-single-word="false"/>
      <style:text-properties officeooo:rsid="0020e90c" officeooo:paragraph-rsid="0020e90c"/>
    </style:style>
    <style:style style:name="P39" style:family="paragraph" style:parent-style-name="Table_20_Contents">
      <style:paragraph-properties fo:text-align="center" style:justify-single-word="false"/>
      <style:text-properties fo:color="#000000" fo:font-weight="bold" officeooo:rsid="0020e90c" officeooo:paragraph-rsid="0020e90c" style:font-weight-asian="bold" style:font-weight-complex="bold"/>
    </style:style>
    <style:style style:name="P40" style:family="paragraph" style:parent-style-name="Table_20_Contents">
      <style:paragraph-properties fo:text-align="center" style:justify-single-word="false"/>
      <style:text-properties fo:font-weight="bold" officeooo:rsid="0020e90c" officeooo:paragraph-rsid="0020e90c" style:font-weight-asian="bold" style:font-weight-complex="bold"/>
    </style:style>
    <style:style style:name="P41" style:family="paragraph" style:parent-style-name="Table_20_Contents">
      <style:paragraph-properties fo:text-align="center" style:justify-single-word="false"/>
      <style:text-properties style:font-name="Arial" officeooo:rsid="0020e90c" officeooo:paragraph-rsid="0020e90c" style:font-name-complex="Arial"/>
    </style:style>
    <style:style style:name="P42" style:family="paragraph" style:parent-style-name="Table_20_Contents">
      <style:paragraph-properties fo:text-align="center" style:justify-single-word="false"/>
    </style:style>
    <style:style style:name="T1" style:family="text">
      <style:text-properties fo:language="es" fo:country="ES"/>
    </style:style>
    <style:style style:name="T2" style:family="text">
      <style:text-properties officeooo:rsid="00125130"/>
    </style:style>
    <style:style style:name="T3" style:family="text">
      <style:text-properties style:language-complex="ar" style:country-complex="MA"/>
    </style:style>
    <style:style style:name="T4" style:family="text">
      <style:text-properties officeooo:rsid="0013a69f"/>
    </style:style>
    <style:style style:name="T5" style:family="text">
      <style:text-properties officeooo:rsid="0014d943"/>
    </style:style>
    <style:style style:name="T6" style:family="text">
      <style:text-properties officeooo:rsid="0014eff6"/>
    </style:style>
    <style:style style:name="T7" style:family="text">
      <style:text-properties officeooo:rsid="0017545e"/>
    </style:style>
    <style:style style:name="T8" style:family="text">
      <style:text-properties fo:color="#000000" fo:font-size="14pt" fo:language="es" fo:country="ES" style:text-underline-style="none" fo:font-weight="normal" style:font-size-asian="12.25pt" style:font-weight-asian="normal" style:font-name-complex="Arial" style:font-size-complex="14pt" style:language-complex="ar" style:country-complex="MA" style:font-weight-complex="normal"/>
    </style:style>
    <style:style style:name="T9" style:family="text">
      <style:text-properties fo:color="#000000" fo:font-size="14pt" fo:language="es" fo:country="ES" style:text-underline-style="none" fo:font-weight="normal" officeooo:rsid="00193cc8" style:font-size-asian="12.25pt" style:font-weight-asian="normal" style:font-name-complex="Arial" style:font-size-complex="14pt" style:language-complex="ar" style:country-complex="MA" style:font-weight-complex="normal"/>
    </style:style>
    <style:style style:name="T10" style:family="text">
      <style:text-properties fo:color="#000000" fo:font-size="14pt" fo:language="es" fo:country="ES" style:text-underline-style="none" fo:font-weight="normal" officeooo:rsid="00179b55" style:font-size-asian="12.25pt" style:font-weight-asian="normal" style:font-name-complex="Arial" style:font-size-complex="14pt" style:language-complex="ar" style:country-complex="MA" style:font-weight-complex="normal"/>
    </style:style>
    <style:style style:name="T11" style:family="text">
      <style:text-properties fo:color="#000000" fo:font-size="14pt" fo:language="es" fo:country="ES" style:text-underline-style="none" fo:font-weight="normal" officeooo:rsid="001a9512" style:font-size-asian="12.25pt" style:font-weight-asian="normal" style:font-name-complex="Arial" style:font-size-complex="14pt" style:language-complex="ar" style:country-complex="MA" style:font-weight-complex="normal"/>
    </style:style>
    <style:style style:name="T12" style:family="text">
      <style:text-properties fo:color="#000000" fo:font-size="14pt" fo:language="es" fo:country="ES" style:text-underline-style="none" fo:font-weight="normal" officeooo:rsid="001fcc42" style:font-size-asian="12.25pt" style:font-weight-asian="normal" style:font-name-complex="Arial" style:font-size-complex="14pt" style:language-complex="ar" style:country-complex="MA" style:font-weight-complex="normal"/>
    </style:style>
    <style:style style:name="T13" style:family="text">
      <style:text-properties fo:color="#000000" fo:font-size="14pt" fo:language="es" fo:country="ES" style:text-underline-style="none" fo:font-weight="normal" officeooo:rsid="001e89d0" style:font-size-asian="12.25pt" style:font-weight-asian="normal" style:font-name-complex="Arial" style:font-size-complex="14pt" style:language-complex="ar" style:country-complex="MA" style:font-weight-complex="normal"/>
    </style:style>
    <style:style style:name="T14" style:family="text">
      <style:text-properties fo:color="#000000" fo:font-size="14pt" fo:language="es" fo:country="ES" style:text-underline-style="none" fo:font-weight="normal" officeooo:rsid="0020e90c" style:font-size-asian="12.25pt" style:font-weight-asian="normal" style:font-name-complex="Arial" style:font-size-complex="14pt" style:language-complex="ar" style:country-complex="MA" style:font-weight-complex="normal"/>
    </style:style>
    <style:style style:name="T15" style:family="text">
      <style:text-properties fo:color="#000000" fo:font-size="14pt" fo:language="es" fo:country="ES" officeooo:rsid="00179b55" style:font-size-asian="12.25pt" style:font-name-complex="Arial" style:font-size-complex="14pt" style:language-complex="ar" style:country-complex="MA"/>
    </style:style>
    <style:style style:name="T16" style:family="text">
      <style:text-properties fo:font-size="14pt" fo:language="es" fo:country="ES" style:text-underline-style="none" fo:font-weight="normal" style:font-size-asian="12.25pt" style:font-weight-asian="normal" style:font-name-complex="Arial" style:font-size-complex="14pt" style:language-complex="ar" style:country-complex="MA" style:font-weight-complex="normal"/>
    </style:style>
    <style:style style:name="T17" style:family="text">
      <style:text-properties fo:font-size="14pt" fo:language="es" fo:country="ES" style:text-underline-style="none" fo:font-weight="normal" officeooo:rsid="0022d01b" style:font-size-asian="12.25pt" style:font-weight-asian="normal" style:font-name-complex="Arial" style:font-size-complex="14pt" style:language-complex="ar" style:country-complex="MA" style:font-weight-complex="normal"/>
    </style:style>
    <style:style style:name="T18" style:family="text">
      <style:text-properties fo:font-size="14pt" fo:language="es" fo:country="ES" style:text-underline-style="none" fo:font-weight="normal" officeooo:rsid="00232485" style:font-size-asian="12.25pt" style:font-weight-asian="normal" style:font-name-complex="Arial" style:font-size-complex="14pt" style:language-complex="ar" style:country-complex="MA" style:font-weight-complex="normal"/>
    </style:style>
    <style:style style:name="T19" style:family="text">
      <style:text-properties fo:font-size="14pt" fo:language="es" fo:country="ES" style:text-underline-style="none" fo:font-weight="normal" officeooo:rsid="0026cfb0" style:font-size-asian="12.25pt" style:font-weight-asian="normal" style:font-name-complex="Arial" style:font-size-complex="14pt" style:language-complex="ar" style:country-complex="MA" style:font-weight-complex="normal"/>
    </style:style>
    <style:style style:name="T20" style:family="text">
      <style:text-properties fo:font-size="14pt" fo:language="es" fo:country="ES" style:text-underline-style="none" fo:font-weight="normal" officeooo:rsid="0027a3d4" style:font-size-asian="12.25pt" style:font-weight-asian="normal" style:font-name-complex="Arial" style:font-size-complex="14pt" style:language-complex="ar" style:country-complex="MA" style:font-weight-complex="normal"/>
    </style:style>
    <style:style style:name="T21" style:family="text">
      <style:text-properties fo:font-size="14pt" fo:language="es" fo:country="ES" style:text-underline-style="none" fo:font-weight="normal" officeooo:rsid="0029a213" style:font-size-asian="12.25pt" style:font-weight-asian="normal" style:font-name-complex="Arial" style:font-size-complex="14pt" style:language-complex="ar" style:country-complex="MA" style:font-weight-complex="normal"/>
    </style:style>
    <style:style style:name="T22" style:family="text">
      <style:text-properties fo:font-size="14pt" fo:language="es" fo:country="ES" style:text-underline-style="none" fo:font-weight="bold" style:font-size-asian="12.25pt" style:font-weight-asian="bold" style:font-name-complex="Arial" style:font-size-complex="14pt" style:language-complex="ar" style:country-complex="MA" style:font-weight-complex="bold"/>
    </style:style>
    <style:style style:name="T23" style:family="text">
      <style:text-properties fo:font-size="14pt" fo:language="es" fo:country="ES" style:text-underline-style="none" fo:font-weight="bold" officeooo:rsid="0026cfb0" style:font-size-asian="12.25pt" style:font-weight-asian="bold" style:font-name-complex="Arial" style:font-size-complex="14pt" style:language-complex="ar" style:country-complex="MA" style:font-weight-complex="bold"/>
    </style:style>
    <style:style style:name="T24" style:family="text">
      <style:text-properties fo:font-size="14pt" fo:language="es" fo:country="ES" style:text-underline-style="none" style:font-size-asian="12.25pt" style:font-name-complex="Arial" style:font-size-complex="14pt" style:language-complex="ar" style:country-complex="MA"/>
    </style:style>
    <style:style style:name="T25" style:family="text">
      <style:text-properties fo:font-size="14pt" fo:language="es" fo:country="ES" style:text-underline-style="none" officeooo:rsid="002c830d" style:font-size-asian="12.25pt" style:font-name-complex="Arial" style:font-size-complex="14pt" style:language-complex="ar" style:country-complex="MA"/>
    </style:style>
    <style:style style:name="T26" style:family="text">
      <style:text-properties style:font-name="Ari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لهاتف الذكي استنزاف الطاقة في البرية: التحليل والآثار</text:p>
      <text:p text:style-name="P1"/>
      <text:p text:style-name="P3">نبذة مختصرة</text:p>
      <text:p text:style-name="P5">ويبقى عمر البطارية المحدود للهواتف الذكية الحديثة رائداعامل يؤثر سلبا على تجربة المحمول من الملايين</text:p>
      <text:p text:style-name="P5">من مستخدمي الهواتف الذكية. من أجل إطالة عمر البطارية، فمن الأهمية بمكان لفهم أين وكيف يتم استنزاف الطاقة يحدث على لمستخدمي الهواتف في ظل الاستخدام العادي، على سبيل المثال، في دورة لمدة يوم واحد.</text:p>
      <text:p text:style-name="P5"/>
      <text:p text:style-name="P6">في هذه الورقة، نقوم بإجراء القياس الشامل الأول ونمذجة استنزاف الطاقة من 1520 هاتف ذكي في البرية. نحن نصنع وهم مساهمات أولية. أولا، نحن نطور نموذج قوة هجين التي تدمج النموذج القائم على الاستخدام والنموذج القائم على فسم مكونات الهاتف المختلفة مع تقنية الرواية التي تقديرات مشغلات نموذج الطاقة الشبكي القائم على فسم استنادا إلى الشبكةاستغلال. ثانيا، من خلال تحليل الآثار التي تم جمعها على152<text:span text:style-name="T1">0</text:span> غالاكسي S3 و S4 الأجهزة في البرية، نقدم تفصيلا تحليل حيث ينفق الوقت وحدة <text:s/>المعالجة المركزية والطاقة عبر 1520 الأجهزة، داخل 800 التطبيقات، وكذلك على طول عدة أبعاد التطور،</text:p>
      <text:p text:style-name="P6">بما في ذلك الأجهزة، الروبوت، الخلوية، وتحديثات التطبيق.النتائج التي توصلنا إليها في استنزاف الطاقة للهواتف الذكية في البرية لها دلالة إرشادية، لا يمكن أن تترتب على مختلف اللاعبين الرئيسيين من الهاتف الروبوت بما في ذلك بائعو الهواتف (مثل سامسونغ)، ومطوري أندرويد، ومطوري التطبيق، وفي نهاية المطاف الملايين من الهاتف الذكي للمستخدمين، نحو الهدف المشترك المتمثل في تمديد بطارية الهاتف الذكي</text:p>
      <text:p text:style-name="P6">الحياة وتحسين تجربة المستخدم المحمول.</text:p>
      <text:p text:style-name="P2"/>
      <text:p text:style-name="P4">1 المقدمة</text:p>
      <text:p text:style-name="P6">سوق الهواتف الذكية ينمو بمعدل هائل.</text:p>
      <text:p text:style-name="P7">Emarketer <text:span text:style-name="T2">يقدر مستخدمي الهواتف الذكية في جميع أنحاء العالم تجاوزمليارا في عام 2012، وسيصل إلى 1.75 مليار في عام 2014،يتوقع اعتماد الهاتف الذكي لمواصلة المسار سريع الخطى حتى عام 2017. </text:span></text:p>
      <text:p text:style-name="P8">وعلى الرغم من اختراق السوق الهائل من الهواتف الذكية، وقد تم تقييد تجربة المستخدم بشدة من عمرلبطارية الهاتف.على سبيل المثال، مسح في مايو 2014 من قبل شركة أبحاث <text:s/>GMI من 1000 بريطاني يظهر 89٪ تصنيف عمر البطارية الطويل باعتباره "مهم" عامل عند شراء الهاتف الذكي الجديد - عمر البطارية الطويل<text:span text:style-name="T3"> تم</text:span> تصنيفها أعلى من جميع الميزات الأخرى.</text:p>
      <text:p text:style-name="P9">لتحسين<text:span text:style-name="T3"> هذه</text:span> <text:span text:style-name="T3">ال</text:span>تجربة المليارات من مستخدمي الهواتف الذكية<text:span text:style-name="T3">,فمن الأهمية دراسة سبل تمديد عمر بطارية الهاتف الذكي.</text:span></text:p>
      <text:p text:style-name="P10">في هذه الورقة، نتعهد معرفتنا أول جهد نحو أداء مثل تحليل الطاقة من الهواتف الذكية في البرية. ويواجه إجراء مثل هذه الدراسة تحديين رئيسيين.</text:p>
      <text:p text:style-name="P11">أول<text:span text:style-name="T4">ا</text:span>،لتمكين قياس مكونات الأجهزة والتطبيقات والخدمات التي تعمل على الهواتف في البرية، ونحن بحاجة إلى <text:s/>نموذج الطاقة للهواتف الذكية التي <text:s/>لا تعتم<text:span text:style-name="T4">د</text:span> على المشغلات التي لا يمكن إلا أن يتم جمعها عن طريق تعديل إطار الروبوت أونواة من الهواتف <text:span text:style-name="T4">لا تعتمد على تتبع مستوى الحزمة (على سبيل المثال،من tcpdump) التي تتطلب من المستخدمين الجذر هواتفهم، وانتهاك خطط الخدمة لشركات النقل مثل AT &amp; T و Verizon؛</text:span></text:p>
      <text:p text:style-name="P12">و يمكن التقاط تفاصيل عن أنشطة مثل WiFi beaconing،الترحيل الخلوي، وSOC suspension. ونحن نتغلب على هذا التحدي من خلال تطوير نموذج هجين يجمع بين الاستخدام القائم و نموذج يستند إلى فسم لمختلف مكونات الهاتف وتقديرات مشغلات نموذج الطاقة الشبكي القائم على فسم استنادا إلى الشبكة</text:p>
      <text:p text:style-name="P12">استغلال. الفكرة الرئيسية هي تحقيق توازن دقيق بين خطأ التقدير ودرجة دقة تسجيل الاستخدام مما يؤثر تأثيرا مباشرا على خطأ التقدير والنفقات العامة. التحدي الثاني هو جمع مشغلات لقيادة مثل قوة نموذج من الهواتف الحقيقية للمستخدمين تحت الاستخدام العادي في حياتهم اليومية بينما يتكبدون كميات منخفضة من قطع الأشجار. وتحقيقا لهذه الغاية، وضعنا التطبيق المجاني الذي يؤدي تسجيل وأطلق سراحه إلى غوغل بلاي</text:p>
      <text:p text:style-name="P12">بحيث يمكن للمتطوعين تحميل والمساهمة في جمع البيانات.نحن نلخص مساهماتنا وأبرز النتائج التي توصلنا إليها على النحو التالي</text:p>
      <text:list xml:id="list4052743440254079099" text:style-name="L1">
        <text:list-item>
          <text:p text:style-name="P15"><text:soft-page-break/>قمنا بتطوير نموذج طاقة هجين لتقدير استنزاف الطاقة من مكونات الأجهزة والتطبيقات والخدمات التي تعمل على الهواتف الذكية في البرية. ويعتمد النموذج على قطع الأشجار خفيفة الوزن التي يمكن القيام بها دون تعديل إطار الروبوت أو تأصيل الهواتف ومن ثم يمكن نشرها بسهولة.</text:p>
        </text:list-item>
      </text:list>
      <text:p text:style-name="P13"/>
      <text:list xml:id="list4736858615768" text:continue-numbering="true" text:style-name="L1">
        <text:list-item>
          <text:p text:style-name="P15">من خلال التطبيق المجاني مصممة بعناية أن يؤدي النفقات العامة وتخفيض قطع الأشجار، وجمعنا جميع المشغلات اللازمة لدفع قوتنا نموذج من 1520 أجهزة غالاكسي S3 و S4، موزعة جغرافيا أكثر من 56 بلدا، تغطي ما مجموعه 49326 يوما و 199 مشغلي شبكات الهاتف النقال.</text:p>
        </text:list-item>
      </text:list>
      <text:p text:style-name="P13"/>
      <text:list xml:id="list4736775551770" text:continue-numbering="true" text:style-name="L1">
        <text:list-item>
          <text:p text:style-name="P15">لدينا تحليل متعمق للوقت استخدام <text:span text:style-name="T6">CPU</text:span> على<text:span text:style-name="T6">1520 جهاز </text:span>يبين ما يلي: <text:s/>خلال الشاشة على فترات، <text:span text:style-name="T6">CPU</text:span> في المتوسط، <text:s/>الخمول لمدة 80.0٪ من الوقت، مما يدل على أن أنشطة المستخدم لا استخدام الكثير من الطاقة الحسابية. <text:s/>في المتوسط، <text:span text:style-name="T6">CPU</text:span> إجمالية الوقت مشغول خلال الشاشة <text:s/>وفترات قبالة الشاشة <text:s/>10.2٪ و 14.4٪ على التوالي، مما يشير إلى جزء كبير من المجموع يتم إنفاق الوقت مشغول<text:span text:style-name="T6">CPU</text:span> خلال فترات قبالة فترات تشغيل التطبيقات والخدمات في الخلفية. <text:s/>من إجمالي<text:span text:style-name="T6">CPU</text:span> مشغول الوقت (24.6٪)، والخدمات الخلفية التي تعمل نيابة عن حساب تطبيقات لحوالي 6.2٪ (في المطلق)، مما يدل على التفرد من بيئة البرمجة الروبوت حيث الكثير من يتم استخلاص المهام المشتركة وتوفيرها من قبل النظام كخدمات والتي يمكن أن تسمى مباشرة من قبل التطبيقات، وبالتالي يبسط برمجة التطبيق. في المتوسط، أنفقت الأجهزة 45.5٪ منالوقت متصلا <text:span text:style-name="T6">WIFI</text:span>، 32.2٪ من الوقت متصلا الخلوية، و 22.5٪ ، وتبين فترة كبيرة من الزمن المستخدم لديه أي اتصال الشبكة.</text:p>
        </text:list-item>
      </text:list>
      <text:p text:style-name="P13"/>
      <text:list xml:id="list4737913447614" text:continue-numbering="true" text:style-name="L1">
        <text:list-item>
          <text:p text:style-name="P16">يظهر تحليلنا لاستنزاف الطاقة <text:span text:style-name="T5">على1520 جهاز</text:span> أن: في المتوسط <text:span text:style-name="T7">SOC</text:span> تعليق الدولة، الاستدعاء الخلوي، <text:span text:style-name="T7">WiFi beacon</text:span>، وحساب<text:span text:style-name="T7">WiFi scanning</text:span> لما مجموعه 27.1٪ من واستنزاف الطاقة اليومي، <text:s/>الاستدعاء الخلوي هو طاقة كبيرة بنسبة 14.6٪. <text:s/>بالإضافة إلى ذلك، تطبيقات الخلفية والخدمات خلال الشاشة قبالة مساهمة 12.6٪ من إجمالي الطاقة. <text:s/>عموما، في المتوسط 41.2٪ من إجمالي استنزاف الطاقة في يوم يحدث خلال فترات الشاشة قبالة. من أصل 59.8٪ الطاقة المتكبدة خلال فترات الشاشة، على أقل قليلا من النصف، 27.4٪، ينفق على الشاشة. استنزاف الطاقة <text:s/>النشطة والشبكات عبر الخلوية (<text:span text:style-name="T7">LTE</text:span> و 3G) أكثر من <text:span text:style-name="T7">WIFI</text:span> <text:s/>11.8٪ و 1.5٪، على التوالي، مما يدل على المصارف الخلوية أكثر بكثير من<text:span text:style-name="T7">WIFI</text:span>. وعلاوة على ذلك، جزء كبير من الطاقة واستنزاف 10.6٪ من 11.8٪ للجيل الثالث 3G / <text:span text:style-name="T7">LTE</text:span> و 1.38٪ من 1.5٪ <text:span text:style-name="T7">WIFI</text:span>، هي طاقة الذيل.</text:p>
        </text:list-item>
      </text:list>
      <text:p text:style-name="P14"/>
      <text:list xml:id="list4736669123527" text:continue-numbering="true" text:style-name="L1">
        <text:list-item>
          <text:p text:style-name="P26"><text:span text:style-name="T9">قمنا</text:span><text:span text:style-name="T10"> أيضا </text:span><text:span text:style-name="T9">ب</text:span><text:span text:style-name="T10">دراسة 800 تطبيقا ا</text:span><text:span text:style-name="T9">لذ</text:span><text:span text:style-name="T10">ي </text:span><text:span text:style-name="T9">ي</text:span><text:span text:style-name="T10">عمل على </text:span><text:span text:style-name="T9">1520 جهاز</text:span><text:span text:style-name="T10"> ال</text:span><text:span text:style-name="T9">ذ</text:span><text:span text:style-name="T10">ي </text:span><text:span text:style-name="T9">ي</text:span><text:span text:style-name="T10">ظهر أن <text:s/>الطاقة الخلفية يمكن أن تكون كبيرة للتطبيقات: المحاسبة لأكثر من 50٪ من إجمالي الطاقة ل 22.5٪ من تطبيقات، بمعدل 27.1٪ في جميع التطبيقات 800. <text:s/>داخل طاقة التطبيق المقدمة، وطاقة الشاشة هي أكبر جزء، 62.3٪ في المتوسط عبر التطبيقات. إما في المقدمة أو فترات الخلفية، </text:span><text:span text:style-name="T9">CPU</text:span><text:span text:style-name="T10"> <text:s/>تهيمن على طاقة الشبكات - متوسط النسب 2.7</text:span><text:span text:style-name="T11">x</text:span><text:span text:style-name="T10"> و </text:span><text:span text:style-name="T11">x</text:span><text:span text:style-name="T10">2.8 ، على التوالي، عبر 800 تطبيقا. كما قمنا بدراسة استنزاف الطاقة التطبيق من قبل مختلف فئات تطبيق</text:span><text:span text:style-name="T11">ات</text:span><text:span text:style-name="T10"> </text:span>Google Play app <text:span text:style-name="T10"><text:s/>واكتسبت الكثير من الأفكار في مجال الطاقة الاختناقات من التطبيقات في فئات مختلفة.</text:span></text:p>
        </text:list-item>
      </text:list>
      <text:p text:style-name="P25"><text:span text:style-name="T10"/></text:p>
      <text:list xml:id="list4737088530095" text:continue-numbering="true" text:style-name="L1">
        <text:list-item>
          <text:p text:style-name="P28"><text:span text:style-name="T10">وأخيرا، قمنا بتحليل استنزاف الطاقة من الأجهزة جنبا إلى جنب عدة أبعاد ، بما في ذلك تطور الأجهزة، روبوت التطور، التطور الخلوي، وتطور التطبيق. تحليلنا تبين أن <text:s/>متوسط ​​وقت</text:span><text:span text:style-name="T8">CPU</text:span><text:span text:style-name="T10"> من أجهزة S4 / </text:span><text:span text:style-name="T8">Jellybean</text:span><text:span text:style-name="T10"> هو 8.1٪ أطول من أجهزة S3 / </text:span><text:span text:style-name="T8">Jellybean</text:span><text:span text:style-name="T10">، الذي يترجم إلى 11.3٪ زيادة استنزاف الطاقة. <text:s/>متوسط ​​وقت</text:span><text:span text:style-name="T8">CPU</text:span><text:span text:style-name="T10"> من S3 و أجهزة S4 </text:span><text:span text:style-name="T8">KITKAT</text:span><text:span text:style-name="T10"> هي 33.2٪ و 22.5٪ أعلى من المقابلة </text:span><text:span text:style-name="T8">Jellybean</text:span><text:span text:style-name="T10"> S3 و S4 الأجهزة، الذي يترجم <text:s/>فقط <text:s/>9.7٪ و 8.0٪ زيادة الطاقة. تطبيقات شعبية مثل الفيسبوك و كروم لديها العديد من الإصدارات المختلفة التي تعمل في البرية، ومتوسط ​​سحب الطاقة خلال العروض الأمامية يتقلب بنسبة تصل إلى 150.8٪. تحليل مفصل ونتائج هجرة الطاقة الذكي في البرية من دراستنا لها آثار كبيرة على مختلف اللاعبين الرئيسيين للنظام </text:span><text:soft-page-break/><text:span text:style-name="T10">الروبوت الهاتف البيئي، بما في ذلك هاتف (مثل سامسونغ) ومطوري برامج أندرويد ومطوري التطبيقات و في نهاية المطاف الملايين من مستخدمي الهواتف الذكية، نحو الهدف المشترك من تمديد عمر بطارية الهاتف الذكي وتحسين المستخدم المحمول تجربة. ويتم تنظيم هذه الورقة المتبقية على النحو التالي. §2 يعرض نموذج الطاقة وضعنا لتقدير استنزاف الطاقة مفصلة من الهواتف الذكية في البرية. §3 ثم يعرض الوقت وحدة المعالجة المركزية والطاقة تحليل 1520 غالاكسي S3 و S4 الأجهزة في البرية باستخدام الآثار التي تم جمعها من هذه الهواتف. §4 التكبير في والتطبيقات والخدمات التي تعمل على الأجهزة ويحلل طاقتها سلوك الاستنزاف، وتحلل §5 استنزاف الطاقة من الأجهزة 1520 على طول عدة أبعاد التطور، بما في ذلك الأجهزة، الروبوت، الخلوية، والتطبيقات. نناقش العمل ذات الصلة في §6 وتختتم في الفقرة 7.</text:span></text:p>
        </text:list-item>
      </text:list>
      <text:p text:style-name="P29"><text:span text:style-name="T10"/></text:p>
      <text:p text:style-name="P29"><text:span text:style-name="T10"/></text:p>
      <text:p text:style-name="P30"><text:span text:style-name="T15">2. السلطة النمذجة للهواتف في ذي وايلد</text:span></text:p>
      <text:p text:style-name="P29"><text:span text:style-name="T10"><text:s/>أبسط طريقة لقياس استنزاف البطارية من الهاتف الذكي هو استخدام عداد الطاقة [5]. ومع ذلك، يعاني هذا النهج من اثنين عيوب: فإنه لا يمكن استخدامها لقياس الهواتف في البرية؛ و لا يمكن قياس استنزاف الطاقة من التطبيقات الفردية و خدمات تشغيل في وقت واحد على الهاتف منذ السلطة متر يخرج مجموع سحب الطاقة من الهاتف. لقياس البطارية استنزاف تطبيقات وخدمات الهواتف الذكية في البرية، وضعنا نموذج الطاقة الهجينة التي لا تتطلب أي تعديلات على الروبوت إطار أو النواة أو تأصيل اله</text:span><text:span text:style-name="T8">اتف.</text:span></text:p>
      <text:p text:style-name="P29"><text:span text:style-name="T8"/></text:p>
      <text:p text:style-name="P29"><text:span text:style-name="T8"/></text:p>
      <text:p text:style-name="P32"><text:span text:style-name="T16"><text:s text:c="8"/>2.1 الخلفية</text:span></text:p>
      <text:p text:style-name="P31"><text:span text:style-name="T8">نماذج الطاقة للأجهزة النقالة بشكل عام والمكونات اللاسلكية مثل WIFI، 3G و LTE وقد درس بنشاط في السنوات الأخيرة، ونماذج السلطة المقترحة تقع في اثنين من كبرى الاقسام. الفئة الأولى من نماذج الطاقة المعروفة باسم القائم على الاستخدام نماذج للهواتف الذكية (على سبيل المثال، [21، 24]) تستند إلى بديهية الافتراض بأن استخدام مكون من مكونات الأجهزة (مثل NIC) يتوافق مع حالة قوة معينة وتغيير الاستخدام هو ما يؤدي إلى تغيير حالة الطاقة من هذا المكون. بناء على ذلك، هذه النماذج كلها استخدام استخدام مكونات الأجهزة كما "الزناد" في وضع نماذج القوة و تحولات الدولة. وبالتالي فإن مثل هذه النماذج لا التقاط سلوك السلطة من اللاسلكية الحديثة المكونات التي لا تؤدي إلى الاستخدام النشط مثل تعزيزسلوك <text:s/>ذيل السلطة من الجيل الثالث 3G و LTE [19، 12]، و وبالتالي يمكن أن تتكبد خطأ النمذجة العالية. أما الفئة الثانية من نماذج الطاقة فتسجل عدم الاستفادة منها وسلوك السلطة من المكونات اللاسلكية باستخدام آلات الدولة محدودة (على سبيل المثال، [8، 15، 18، 16، 17، 9] للواي فاي والجيل الثالث 3G و [12] LTE. في قذيفة الجوز، المدمج في آلة الدولة اللاسلكية الراديو، على سبيل المثال، المؤتمر الإقليمي للاتصالات والتحولات في LTE، هو عكس <text:s/>هندستها ومتمثلة في آلة الدولة المحدودة <text:s/>الحواشي كل حالة السلطة أو الانتقال مع قياس قوة التعادل وقيم المدة. أما العوامل التي تؤدي إلى تحولات الدولة فهي إما (19، 12) أو مكالمات نظام الشبكات <text:s/>17].</text:span></text:p>
      <text:p text:style-name="P31"><text:span text:style-name="T8"/></text:p>
      <text:p text:style-name="P33"><text:span text:style-name="T16"><text:s text:c="7"/>2.2 التحديات</text:span></text:p>
      <text:p text:style-name="P36"><text:span text:style-name="T8">نموذج الطاقة الذكي نحن بحاجة إلى تمكين قياس واستنزاف الطاقة من مكونات الأجهزة والتطبيقات والخدمات قيد التشغيل على الهواتف الذكية في البرية يحتاج إلى تلبية ما يلي </text:span><text:span text:style-name="T12">من</text:span><text:span text:style-name="T8"> المتطلبات:</text:span></text:p>
      <text:p text:style-name="P36"><text:span text:style-name="T8">• لا يمكن للنموذج الاعتماد على المحفزات (مثل مكالمات النظام) التي لا يمكن إلا يتم جمعها عن طريق تعديل إطار الروبوت أو نواة الهواتف.</text:span></text:p>
      <text:p text:style-name="P27"><text:span text:style-name="T13">• وبالمثل، ينبغي ألا يعتمد النموذج على تتبع مستوى الرزم (على سبيل المثال، من </text:span><text:span text:style-name="T8">tcpdump </text:span><text:span text:style-name="T13">) التي تتطلب من المستخدمين جذر هواتفهم. تأصيل الهواتف سوف باطلة الضمان الهاتف وانتهاك خطط الخدمة لشركات النقل مثل </text:span><text:span text:style-name="T12">AT</text:span><text:span text:style-name="T13"> &amp; T و </text:span><text:span text:style-name="T12">Verizon</text:span><text:span text:style-name="T13">.</text:span></text:p>
      <text:p text:style-name="P37"><text:span text:style-name="T8">• وبما أننا نريد أيضا قياس استنزاف الطاقة خلال </text:span><text:span text:style-name="T12">تشغيل الشاشة</text:span><text:span text:style-name="T8"> فترات، يحتاج النموذج إلى دمج السلوك مثل </text:span><text:span text:style-name="T12">WiFibeaconing</text:span><text:span text:style-name="T8">، الترحيل الخلوية، و</text:span><text:span text:style-name="T14">SOC</text:span><text:span text:style-name="T8"> تعليق لأنها تضيف ما يصل إلى استنزاف كبير للطاقة مع </text:span><text:soft-page-break/><text:span text:style-name="T8">مرور الوقت.</text:span></text:p>
      <text:p text:style-name="P37"><text:span text:style-name="T8"/></text:p>
      <text:p text:style-name="P34"><text:span text:style-name="T16"><text:s text:c="13"/>2.3 نظرة عامة على النمذجة</text:span></text:p>
      <text:p text:style-name="P17"><text:span text:style-name="T16"/></text:p>
      <text:p text:style-name="P17"><text:span text:style-name="T16"><text:s text:c="42"/>الجدول 1: ملخص نموذج القدرة.</text:span></text:p>
      <text:p text:style-name="P17"><text:span text:style-name="T16"><text:s text:c="42"/></text:span></text:p>
      <table:table table:name="Tableau1" table:style-name="Tableau1">
        <table:table-column table:style-name="Tableau1.A"/>
        <table:table-column table:style-name="Tableau1.B"/>
        <table:table-row>
          <table:table-cell table:style-name="Tableau1.A1" office:value-type="string">
            <text:p text:style-name="P40">نموذج الزناد</text:p>
          </table:table-cell>
          <table:table-cell table:style-name="Tableau1.B1" office:value-type="string">
            <text:p text:style-name="P39">تعادل قوة مكونات الجهاز</text:p>
          </table:table-cell>
        </table:table-row>
        <table:table-row>
          <table:table-cell table:style-name="Tableau1.A2" office:value-type="string">
            <text:p text:style-name="P38">تردد + استخدام</text:p>
            <text:p text:style-name="P38">تردد + استخدام</text:p>
            <text:p text:style-name="P38">مستوى السطو<text:span text:style-name="T1">ع</text:span> </text:p>
            <text:p text:style-name="P38">FSM +<text:span text:style-name="T26">قوة الإشارة</text:span></text:p>
            <text:p text:style-name="P41">FSM +قوة الإشارة</text:p>
            <text:p text:style-name="P41">WiFi status </text:p>
            <text:p text:style-name="P41">الحالة الخلوية</text:p>
            <text:p text:style-name="P41">ثابت</text:p>
            <text:p text:style-name="P38"><text:span text:style-name="T26"/></text:p>
          </table:table-cell>
          <table:table-cell table:style-name="Tableau1.B2" office:value-type="string">
            <text:p text:style-name="P42"><text:s/>CPU</text:p>
            <text:p text:style-name="P42">CPU </text:p>
            <text:p text:style-name="P38">شاشة</text:p>
            <text:p text:style-name="P38">WiFi </text:p>
            <text:p text:style-name="P38">3G/LTE </text:p>
            <text:p text:style-name="P38">WiFi beacon </text:p>
            <text:p text:style-name="P38">الاستدعاء الخلوي</text:p>
            <text:p text:style-name="P38">SOC Suspension </text:p>
          </table:table-cell>
        </table:table-row>
      </table:table>
      <text:p text:style-name="P17"><text:span text:style-name="T16"/></text:p>
      <text:p text:style-name="P18"><text:span text:style-name="T16">مكونات الأجهزة على غرار. ونحن نركز على غالاكسي S3 و الهواتف S4 في دراسة القياس لدينا نظرا لشعبيتها، والمحاسبة ل 11٪ من إجمالي الروبوت حصة سوق الهواتف [1]. <text:s/>تحديد مجموعة من مكونات الهاتف لتكون على غرار قياس القوة القصوى رسم من جميع المكونات الرئيسية باستخدام </text:span><text:span text:style-name="T17">microben واحد</text:span><text:span text:style-name="T16"> واحدة في وقت واحد، مع الحفاظ على الحمل على غيرها مكونات ثابتة. على سبيل المثال، لقياس قوة </text:span><text:span text:style-name="T17"><text:s/>GPU</text:span><text:span text:style-name="T16">، <text:s/>والحفاظ على وحدة </text:span><text:span text:style-name="T17">CPU</text:span><text:span text:style-name="T16"> في تردد ثابت، وتشغيل معيار</text:span><text:span text:style-name="T17"> GPU</text:span><text:span text:style-name="T16"> التطبيق [4] الذي يؤدي عرض 2D. استنادا إلى هذه الطاقة الأولية القياسات، اخترنا مجموعة من المكونات تظهر كبيرة سحب السلطة، كما هو مبين في الجدول 1. كما أكدنا مكونات مستقلة إلى حد كبير - نموذجنا وصفها أدناه الذي يفترض مكونات مختلفة مستقلة وتضيف ما يصل إلى مجموع استنزاف الطاقة للهاتف لديه خطأ أقل من 10٪. عندما تستخدم بنشاط، يمكن </text:span><text:span text:style-name="T17">GPS</text:span><text:span text:style-name="T16"> استنزاف كمية غير تافهة من السلطة. نحن لا نموذج </text:span><text:span text:style-name="T17">GPS</text:span><text:span text:style-name="T16"> في دراستنا كما يتطلب </text:span><text:span text:style-name="T17">GPS</text:span><text:span text:style-name="T16"> تسجيل صريح إذن وجدنا العديد من المستخدمين يشعرون <text:s/></text:span><text:span text:style-name="T17">ب</text:span><text:span text:style-name="T16">تردد في إعطائها </text:span></text:p>
      <text:p text:style-name="P18"><text:span text:style-name="T16">هذا إذن لمخاوف الخصوصية. نموذج هجين. لالتقاط بدقة سلوك السلطة جميع المكونات التي تم تحديدها، قمنا بتطوير استخدام هجين ونموذج الطاقة القائم على </text:span><text:span text:style-name="T18">FSM</text:span><text:span text:style-name="T16"> الذي يرضي النموذج أعلاه متطلبات بعد تحقيق دقة النمذجة جيدة. خاصه، ونحن نلجأ إلى النمذجة القائمة على الاستخدام لالتقاط سلوك السلطة من وحدة المعالجة المركزية والجرافيك الذي يعتمد على قوة التعادل استخدام، ونحن نستخدم النمذجة القائمة على </text:span><text:span text:style-name="T18">FSM</text:span><text:span text:style-name="T16"> للواجهات اللاسلكية مثل </text:span><text:span text:style-name="T18">WIFI</text:span><text:span text:style-name="T16"> / 3G /</text:span><text:span text:style-name="T18">LTE</text:span><text:span text:style-name="T16">، ونحن نموذج منارة </text:span><text:span text:style-name="T18">WIFI</text:span><text:span text:style-name="T16"> والخلوية الترحيل كقوة ثابتة توجه عن طريق متوسط ​ متوسطات القوة مع مرور الوقت، وأخيرا نحن نموذج سوك تعليق السلطة كقوة ثابتة السحب. وباختصار، فإن المحفزات لنمذجة جميع المكونات هي كما هو مبين في الجدول 1، ويمكن جمعها على هواتف المستخدم غير المعدلة.</text:span></text:p>
      <text:p text:style-name="P18"><text:span text:style-name="T16"/></text:p>
      <text:p text:style-name="P35"><text:span text:style-name="T16"><text:s text:c="13"/>2.4 النمذجة التفاصيل</text:span></text:p>
      <text:p text:style-name="P19"><text:span text:style-name="T16">قبل أن نبدأ، نميز بين فئتين من البرامج المستهلكةوقتCPU والطاقة على الهواتف الذكية: تطبيقات وخدمات النظام. وتشمل خدمات النظام عمليات النواة (مع UID &lt;1000) (مع UID بين 1000 و 9999) كما <text:s/>خدمة مدير الموقع LocationManagerService التي يتم تصديرها من الروبوت إطار للاستخدام من قبل التطبيقات. يمكن أن تكون التطبيقات برامج على مستوى المستخدم أو تطبيقات النظام مثل التقويم والساعة ولها UIDs&gt;10000، ويمكن للتطبيق أن يحتج بالخدمات المصدرة من قبل إطار الروبوت أو النواة. في هذه الورقة، نحن ببساطة نشير إلى خدمات النظام كخدمات.</text:span></text:p>
      <text:p text:style-name="P19"><text:span text:style-name="T22">CPU</text:span><text:span text:style-name="T16">. كما هو محدد في القسم السابق، استخدمنا microbenchmarks CPU <text:s/>للحصول على العلاقة بين تعادل قوةCPU و CPU تردد التشغيل وأيضا وضع منهجية للمحاسبة لعدة نوى تعمل بترددات مختلفة. </text:span><text:soft-page-break/><text:span text:style-name="T16">بالإضافة إلى ذلك يمكن الاطلاع على التفاصيل في الملحق A.</text:span></text:p>
      <text:p text:style-name="P19"><text:span text:style-name="T22"><text:s/>شاشة</text:span><text:span text:style-name="T16">. لنموذج قوة رسم غالاكسي S3 / S4 وكلاهما وشاشات AMOLED، استمدنا نموذج الطاقة على أساس الشاشة سطوع وتجاهل محتوى الشاشة للحد من النفقات العامة لدينا. تفاصيل في الملحق A.</text:span></text:p>
      <text:p text:style-name="P20"><text:span text:style-name="T22">GPU</text:span><text:span text:style-name="T16">. وضعنا نموذج القوة ل </text:span><text:span text:style-name="T19">GPU</text:span><text:span text:style-name="T16"> على أساس مختلف</text:span><text:span text:style-name="T19">(</text:span><text:span text:style-name="T16"> الدول السلطة </text:span><text:span text:style-name="T19">power states</text:span><text:span text:style-name="T16"> </text:span><text:span text:style-name="T19">)</text:span><text:span text:style-name="T16">وكذلك حساب تردد التشغيل خلال كل ولاية. ويمكن الاطلاع على التفاصيل في المرفق </text:span><text:span text:style-name="T19">A</text:span><text:span text:style-name="T16">. لاستخدام </text:span><text:span text:style-name="T19">GPU</text:span><text:span text:style-name="T16"> نموذج السلطة </text:span><text:span text:style-name="T19">power model</text:span><text:span text:style-name="T16">، ونحن تسجيل مدة كل </text:span><text:span text:style-name="T19">GPU</text:span><text:span text:style-name="T16"> تردد وولاية الدولة </text:span><text:span text:style-name="T19">state combination</text:span><text:span text:style-name="T16"> كل 1 ثانية، والتنبؤ رسم القوة </text:span><text:span text:style-name="T19">GPU</text:span><text:span text:style-name="T16"> من كل فاصل على أساس نموذج GPU.</text:span></text:p>
      <text:p text:style-name="P20"><text:span text:style-name="T22">SOC أثناء التعليق</text:span><text:span text:style-name="T16">. عندما</text:span><text:span text:style-name="T19">CPU</text:span><text:span text:style-name="T16"> ومكونات الأجهزة الأخرى هي حاليا، يتم تعليق سوك بأكمله ويوجه ثابت تيار. ننتقل الشاشة </text:span><text:span text:style-name="T19">WIFI</text:span><text:span text:style-name="T16"> قبالة، تعيين الهاتف في الطائرة الوضع؛ بعد وقت قصير من وضع </text:span><text:span text:style-name="T19">SOC</text:span><text:span text:style-name="T16"> في تعليق من قبل</text:span><text:span text:style-name="T19">LINUX</text:span><text:span text:style-name="T16"> مدير الطاقة، ونحن نقيس سوك قاعدة السلطة رسم في هذا حالة. قياس قوة ثابتة قياس من </text:span><text:span text:style-name="T19">SOC suspendedstate</text:span><text:span text:style-name="T16"> <text:s/>هي 3.8 مللي أمبير و 5.1 مللي أمبير لغالاكسي S3 و S4، على التوالي.</text:span></text:p>
      <text:p text:style-name="P20"><text:span text:style-name="T22">WiFi Beacon</text:span><text:span text:style-name="T16">. عندما يرتبط </text:span><text:span text:style-name="T19">WIFI</text:span><text:span text:style-name="T16"> الراديو مع </text:span><text:span text:style-name="T19">AP</text:span><text:span text:style-name="T16"> و في وضع توفير الطاقة،</text:span><text:span text:style-name="T19">WIFI</text:span><text:span text:style-name="T16"> الراديو يستيقظ على فترات ثابتة ل تلقي منارات من </text:span><text:span text:style-name="T19">AP</text:span><text:span text:style-name="T16">. وبالتالي فإن كل منارة ينتج عنها قوة ارتفاع من راديو </text:span><text:span text:style-name="T19">WIFI</text:span><text:span text:style-name="T16">، ولاحظنا أن عرض وشكل المسامير مستقلة عن إصدار </text:span><text:span text:style-name="T19">WIFI</text:span><text:span text:style-name="T16">، تردد القناة، أو</text:span><text:span text:style-name="T19">AP</text:span><text:span text:style-name="T16">. نحن متوسط ​​الطاقة من 50 المسامير على مدى المدة من المسامير ومن ثم نموذج السلطة</text:span><text:span text:style-name="T19">WiFi Beacon</text:span><text:span text:style-name="T16"> كما ثابت الحالي مع مرور الوقت على قاعدة الطاقة </text:span><text:span text:style-name="T19">SOC</text:span><text:span text:style-name="T16"> - 1.1 مللي أمبير للشاشة قبالة و 3.3 مللي أمبير للشاشة على كل من غالاكسي S3 و S4.</text:span></text:p>
      <text:p text:style-name="P21"><text:span text:style-name="T23">WiFi scanning</text:span><text:span text:style-name="T16">. عندما يتم تمكين </text:span><text:span text:style-name="T19">WIFI</text:span><text:span text:style-name="T16"> على الهاتف، سواء في حالة متصلة أو مفصولة، فإنه يؤدي المسح الضوئي، أي محاولة والاتصال بشبكة مناسبة. في الدولة المرتبطة، ونحن حساب لرسم الطاقة باستخدام </text:span><text:span text:style-name="T19">WiFi Beacon</text:span><text:span text:style-name="T16"> العملية أعلاه. في انفصال الدولة، يحتاج</text:span><text:span text:style-name="T19">WIFI</text:span><text:span text:style-name="T16"> الراديو للبحث عن جميع القنوات الممكنة حتى يجد واحدة للاتصال. على سبيل المثال، النطاق 2.4 غيغاهرتز (802.11 / </text:span><text:span text:style-name="T20">ac</text:span><text:span text:style-name="T16">) لديها 11 قناة و 5</text:span><text:span text:style-name="T20">GHz</text:span><text:span text:style-name="T16"> <text:s/>(802.11ac) الفرقة لديها 22 القنوات وجميع قد تضطر إلى البحث. غالاكسي S3 و S4 الأجهزة هي قادرة على كلا العصابات، على الرغم من أننا وجدنا معظم </text:span><text:span text:style-name="T20">WIFI</text:span><text:span text:style-name="T16"> يبدو أن النقاط الساخنة تعمل في 2.4GHZ ل. أظهرت قياساتنا أن </text:span><text:span text:style-name="T19">WiFi scanning</text:span><text:span text:style-name="T16"> على هذين الهواتف لديها مدة 3.4 ثانية ومتوسط ​​سحب الطاقة من 64 مللي أمبير. عند اكتمال المسح، الروبوت يولد الحدثandroid.net.wifi.SCAN_RESULTS وهكذا يمكننا معرفة عدد الأحداث المسح حدث عن طريق قطع الأشجار مثل هذه الأحداث.</text:span></text:p>
      <text:p text:style-name="P22"><text:span text:style-name="T22">الاستدعاء الخلوي</text:span><text:span text:style-name="T23">Cellular paging</text:span><text:span text:style-name="T16">. على الشبكة الخلوية، محطة قاعدة دوريا يبث رسالة أثناء الجيل الثالث 3G / </text:span><text:span text:style-name="T21">LTE</text:span><text:span text:style-name="T16"> الدولة الخمول <text:s/></text:span><text:span text:style-name="T21"><text:s/>Idle state to signal </text:span><text:span text:style-name="T16">للإشارة واردة بيانات الهابطة أو مكالمة صوتية أو </text:span><text:span text:style-name="T21">SMS</text:span><text:span text:style-name="T16">. وهذا ما يسمى الاستدعاء. يظهر عداد الطاقة نتائج الاستدعاء في ارتفاع القوة على مودم الهاتف كل 1.28s، وهذا يحدث بغض النظر عما إذا كان الهاتف لديه </text:span><text:span text:style-name="T21">SIM</text:span><text:span text:style-name="T16"> أم لا، ومع أو بدون بيانات الجوال تمكين. كما هو الحال مع </text:span><text:span text:style-name="T19">WiFi Beacon</text:span><text:span text:style-name="T16">، ونحن متوسط ​​الطاقة ارتفاع مع مرور الوقت و نموذج الترحيل الخلوي كما تيار مستمر مع مرور الوقت على قاعدة سوك السلطة - 8.3 مللي أمبير على S3 و 2.3 مللي أمبير على S4.</text:span></text:p>
      <text:p text:style-name="P23"><text:span text:style-name="T22">WiFi, 3G, LTE State Machine Models </text:span></text:p>
      <text:p text:style-name="P23"><text:span text:style-name="T16">WIFI، 3G، LTE لديها حالات قدرة متعددة (انظر الملحقA) وقوة رسم ومدة في حالة نشطة يتأثر اللاسلكية قوة الإشارة [9]. وعلاوة على ذلك، كما في [11]، لاحظنا CPU <text:s/>رسم خلال نقل البيانات عبء العمل، بسبب المقاطعة والتعامل مع TCP / IP معالجة المكدس، وبالتالي نحن بحاجة إلى بعناية فصل CPU سحب السلطة من واجهة لاسلكية قوة التعادل في تدريب النموذج. لتطوير قوة إشارة نماذج الطاقة للواجهات اللاسلكية لهاتفنا، ونحن توصيل الهاتف إلى السلطة متر ركضmicrobenchmarks نقل البيانات. في حين أن السلطة متر power meter يجمع السلطة،ونحن أيضا تسجيل الحزم عبر <text:s/>tcpdump جنبا إلى جنب مع قوة الإشارة القيم عبر واجهات برمجة التطبيقات الروبوت وكذلك الترددات الأساسية CPU استغلال. لقد اختلفنا قوة الإشارة التي يتلقاها الهاتف عن طريق ضبط المسافة بين الهاتف و AP للواي فاي التجارب وتغيير موقع الهاتف للجيل الثالث 3G /LTE التجارب. في مرحلة ما بعد المعالجة، ونحن مزامنة الطاقة pro3 ملف من السلطة متر، <text:s/>tcpdump وقوة إشارة آثار. نحن اشتقاق سحب القدرة بواسطة السطح البيني الراديوي </text:span><text:soft-page-break/><text:span text:style-name="T16">(الطرائق) الراديوية بطرح CPU السلطة من إجمالي الطاقة. استنتجنا القوة المختلفة statesofWiFI، 3G، LTE بعد الإجراء في [12، 9] و اشتقت المعلمات المختلفة لقوة إشارة قوة الوعي آلة الدولةstate machine لكل واجهة. ويبين الجدول 10 في الملحق أ WIFI و LTE رسم الطاقة لغالاكسي S3 و S4 تحت مختلفة قوة الاشارة.</text:span></text:p>
      <text:p text:style-name="P23"><text:span text:style-name="T16"/></text:p>
      <text:p text:style-name="P24"><text:span text:style-name="T24">Estimating network events from network usage </text:span><text:span text:style-name="T25">PAGE 4</text:span></text:p>
      <text:p text:style-name="P19"><text:span text:style-name="T16"/></text:p>
      <text:p text:style-name="P19"><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M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M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1:27:46.495000000</meta:creation-date>
    <meta:editing-duration>PT7H1M8S</meta:editing-duration>
    <meta:editing-cycles>12</meta:editing-cycles>
    <meta:generator>LibreOffice/5.0.4.2$Windows_x86 LibreOffice_project/2b9802c1994aa0b7dc6079e128979269cf95bc78</meta:generator>
    <dc:date>2018-03-07T00:47:35.796000000</dc:date>
    <meta:document-statistic meta:table-count="1" meta:image-count="0" meta:object-count="0" meta:page-count="6" meta:paragraph-count="67" meta:word-count="2857" meta:character-count="16717" meta:non-whitespace-character-count="13740"/>
  </office:meta>
</office:document-meta>
</file>